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B00000089EB101E4A2330A9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b43" officeooo:paragraph-rsid="0019fb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ão:</text:p>
      <text:p text:style-name="P1"/>
      <text:p text:style-name="P1">um exempo básico de recursão:</text:p>
      <text:p text:style-name="P1"><draw:frame draw:style-name="fr1" draw:name="Figura1" text:anchor-type="char" svg:x="-0.049cm" svg:y="0.312cm" svg:width="7.911cm" svg:height="3.625cm" draw:z-index="0"><draw:image xlink:href="Pictures/100002010000012B00000089EB101E4A2330A9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0:57:39.638345476</meta:creation-date>
    <dc:date>2021-12-10T11:02:35.556279898</dc:date>
    <meta:editing-duration>PT4M56S</meta:editing-duration>
    <meta:editing-cycles>1</meta:editing-cycles>
    <meta:document-statistic meta:table-count="0" meta:image-count="1" meta:object-count="0" meta:page-count="1" meta:paragraph-count="2" meta:word-count="6" meta:character-count="38" meta:non-whitespace-character-count="34"/>
    <meta:generator>LibreOffice/6.4.7.2$Linux_X86_64 LibreOffice_project/40$Build-2</meta:generator>
  </office:meta>
</office:document-meta>
</file>